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body>
    <office:text>
      <text:p>This paragraph contains a footnote<text:note text:note-class="footnote" text:id="ftn001">
                <text:note-citation>1</text:note-citation>
                <text:note-body>
                    <text:p>
                        This footnote has a generated sequence number
                    </text:p>
                </text:note-body>
            </text:note>.</text:p>
      <text:p>This paragraph contains a footnote<text:note text:note-class="footnote" text:id="ftn002">
                <text:note-citation text:label="*">*</text:note-citation>
                <text:note-body>
                    <text:p>
                        This footnote has a fixed citation
                    </text:p>
                </text:note-body>
            </text:note>, t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